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Options.setScaleUp( int scal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Options.getLogSt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Options.getRu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Options.setMaximumDocumentsToIndex( int maximumDocuments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Options.getMaximumDocumentsTo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Options.getScale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Options.setRunCount( int run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Options.setLogStep( int logSt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